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9.017cm" svg:x="3.143cm" svg:y="3.0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cv </meta:initial-creator>
    <meta:creation-date>2013-05-19T00:42:42</meta:creation-date>
    <meta:generator>LibreOffice/3.5$Linux_X86_64 LibreOffice_project/350m1$Build-2</meta:generator>
    <dc:date>2013-05-19T00:49:11</dc:date>
    <dc:creator>Antonio Carrasco Valero</dc:creator>
    <meta:editing-duration>PT2M13S</meta:editing-duration>
    <meta:editing-cycles>3</meta:editing-cycles>
    <meta:document-statistic meta:object-count="1"/>
  </office:meta>
</office:document-meta>
</file>